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'courier new', monospace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faa2" officeooo:paragraph-rsid="0000faa2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0faa2" officeooo:paragraph-rsid="0000faa2" style:font-weight-asian="bold" style:font-weight-complex="bold"/>
    </style:style>
    <style:style style:name="P3" style:family="paragraph" style:parent-style-name="Standard">
      <style:text-properties officeooo:rsid="0004d71f" officeooo:paragraph-rsid="0004d71f"/>
    </style:style>
    <style:style style:name="P4" style:family="paragraph" style:parent-style-name="Standard">
      <style:text-properties fo:font-style="italic" officeooo:rsid="0004d71f" officeooo:paragraph-rsid="0004d71f" style:font-style-asian="italic" style:font-style-complex="italic"/>
    </style:style>
    <style:style style:name="P5" style:family="paragraph" style:parent-style-name="Standard">
      <style:text-properties fo:font-style="italic" officeooo:rsid="00059bc7" officeooo:paragraph-rsid="00059bc7" style:font-style-asian="italic" style:font-style-complex="italic"/>
    </style:style>
    <style:style style:name="P6" style:family="paragraph" style:parent-style-name="Heading_20_4"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7" style:family="paragraph" style:parent-style-name="Standard">
      <style:text-properties fo:font-style="italic" officeooo:rsid="00092392" officeooo:paragraph-rsid="00092392" style:font-style-asian="italic" style:font-style-complex="italic"/>
    </style:style>
    <style:style style:name="P8" style:family="paragraph" style:parent-style-name="Standard">
      <style:text-properties fo:font-style="italic" officeooo:rsid="000f0733" officeooo:paragraph-rsid="000f0733" style:font-style-asian="italic" style:font-style-complex="italic"/>
    </style:style>
    <style:style style:name="P9" style:family="paragraph" style:parent-style-name="Standard">
      <style:text-properties fo:font-style="italic" fo:font-weight="bold" officeooo:rsid="000f0733" officeooo:paragraph-rsid="000f0733" fo:background-color="transparent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normal" officeooo:rsid="00059bc7" officeooo:paragraph-rsid="00059bc7" style:font-style-asian="normal" style:font-style-complex="normal"/>
    </style:style>
    <style:style style:name="P11" style:family="paragraph" style:parent-style-name="Standard">
      <style:text-properties fo:font-style="normal" officeooo:rsid="000668fb" officeooo:paragraph-rsid="000668fb" style:font-style-asian="normal" style:font-style-complex="normal"/>
    </style:style>
    <style:style style:name="P12" style:family="paragraph" style:parent-style-name="Standard">
      <style:text-properties fo:font-style="normal" officeooo:rsid="000687d6" officeooo:paragraph-rsid="000687d6" style:font-style-asian="normal" style:font-style-complex="normal"/>
    </style:style>
    <style:style style:name="P13" style:family="paragraph" style:parent-style-name="Standard">
      <style:text-properties fo:font-style="normal" officeooo:rsid="0007643e" officeooo:paragraph-rsid="0007643e" style:font-style-asian="normal" style:font-style-complex="normal"/>
    </style:style>
    <style:style style:name="P14" style:family="paragraph" style:parent-style-name="Standard">
      <style:text-properties fo:font-style="normal" officeooo:rsid="00092392" officeooo:paragraph-rsid="00092392" style:font-style-asian="normal" style:font-style-complex="normal"/>
    </style:style>
    <style:style style:name="P15" style:family="paragraph" style:parent-style-name="Standard">
      <style:text-properties fo:font-style="normal" fo:font-weight="normal" officeooo:rsid="000d216e" officeooo:paragraph-rsid="000d216e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weight="bold" officeooo:paragraph-rsid="000f0733"/>
    </style:style>
    <style:style style:name="P17" style:family="paragraph" style:parent-style-name="Standard">
      <style:text-properties fo:font-weight="bold" officeooo:rsid="00109459" officeooo:paragraph-rsid="00109459"/>
    </style:style>
    <style:style style:name="P18" style:family="paragraph" style:parent-style-name="Standard">
      <style:text-properties fo:font-weight="bold" officeooo:rsid="00129737" officeooo:paragraph-rsid="00129737"/>
    </style:style>
    <style:style style:name="P19" style:family="paragraph" style:parent-style-name="Standard">
      <style:text-properties fo:font-weight="bold" officeooo:rsid="00141213" officeooo:paragraph-rsid="00141213"/>
    </style:style>
    <style:style style:name="P20" style:family="paragraph" style:parent-style-name="Standard">
      <style:text-properties fo:font-weight="bold" officeooo:rsid="00141213" officeooo:paragraph-rsid="00141213" style:font-weight-asian="bold" style:font-weight-complex="bold"/>
    </style:style>
    <style:style style:name="P21" style:family="paragraph" style:parent-style-name="Standard">
      <style:text-properties fo:font-weight="bold" officeooo:rsid="00129737" officeooo:paragraph-rsid="00129737" style:font-weight-asian="bold" style:font-weight-complex="bold"/>
    </style:style>
    <style:style style:name="P22" style:family="paragraph" style:parent-style-name="Standard">
      <style:text-properties fo:font-weight="bold" officeooo:rsid="00141213" officeooo:paragraph-rsid="00141213" fo:background-color="transparent" style:font-weight-asian="bold" style:font-weight-complex="bold"/>
    </style:style>
    <style:style style:name="P23" style:family="paragraph" style:parent-style-name="Standard">
      <style:text-properties fo:color="#7285b7" style:font-name="Droid Sans Mono" fo:font-size="10.5pt" fo:font-weight="normal" officeooo:rsid="00141213" officeooo:paragraph-rsid="00141213" fo:background-color="transparent" style:font-weight-asian="bold" style:font-weight-complex="bold"/>
    </style:style>
    <style:style style:name="P24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transparent"/>
    </style:style>
    <style:style style:name="P25" style:family="paragraph" style:parent-style-name="Standard">
      <style:paragraph-properties style:line-height-at-least="0.198in"/>
      <style:text-properties fo:color="#000000" fo:background-color="transparent"/>
    </style:style>
    <style:style style:name="P26" style:family="paragraph" style:parent-style-name="Standard">
      <style:text-properties fo:color="#000000" fo:font-weight="bold" officeooo:rsid="00141213" officeooo:paragraph-rsid="00141213" fo:background-color="transparent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76b1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officeooo:rsid="000f0733" style:font-style-asian="normal" style:font-weight-asian="bold" style:font-style-complex="normal" style:font-weight-complex="bold"/>
    </style:style>
    <style:style style:name="T5" style:family="text">
      <style:text-properties fo:font-style="normal" officeooo:rsid="0012111e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0a76b1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f0733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09459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2111e" style:font-style-asian="normal" style:font-weight-asian="normal" style:font-style-complex="normal" style:font-weight-complex="normal"/>
    </style:style>
    <style:style style:name="T12" style:family="text">
      <style:text-properties fo:color="#ff9da4"/>
    </style:style>
    <style:style style:name="T13" style:family="text">
      <style:text-properties fo:font-variant="normal" fo:text-transform="none" fo:color="#ff0000" style:font-name="Consolas" fo:font-size="11.25pt" fo:letter-spacing="normal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0000cd" style:font-name="Consolas" fo:font-size="11.25pt" fo:letter-spacing="normal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00" style:font-name="Consolas" fo:font-size="11.25pt" fo:letter-spacing="normal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000000" style:font-name="Consolas" fo:font-size="11.25pt" fo:letter-spacing="normal" fo:font-style="normal" style:font-style-asian="normal" style:font-style-complex="normal"/>
    </style:style>
    <style:style style:name="T17" style:family="text">
      <style:text-properties fo:font-variant="normal" fo:text-transform="none" fo:color="#000000" style:font-name="Consolas" fo:font-size="11.25pt" fo:letter-spacing="normal" fo:font-style="normal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style:font-name="Consolas" fo:font-size="11.25pt" fo:letter-spacing="normal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color="#ebbbff"/>
    </style:style>
    <style:style style:name="T20" style:family="text">
      <style:text-properties fo:color="#ffeead"/>
    </style:style>
    <style:style style:name="T21" style:family="text">
      <style:text-properties fo:color="#bbdaff"/>
    </style:style>
    <style:style style:name="T22" style:family="text">
      <style:text-properties fo:color="#ffc5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tes on Jonas Shm course</text:p>
      <text:p text:style-name="P1"/>
      <text:p text:style-name="P3">Static (FE) – files sent to the browser without any transformation</text:p>
      <text:p text:style-name="P3">Dynamic (FE+BE) – includes database</text:p>
      <text:p text:style-name="P3"/>
      <text:p text:style-name="P3">HTML(content)- <text:s/>CSS(presentation)- <text:s/>JS(effects and manipulation)</text:p>
      <text:p text:style-name="P4">noun<text:tab/><text:tab/><text:tab/>adjective<text:tab/><text:tab/>verb</text:p>
      <text:p text:style-name="P4"/>
      <text:p text:style-name="P5">HTML is a markup laguage.</text:p>
      <text:p text:style-name="P10">&lt;p&gt; opening tag &lt;/p&gt;closing tag</text:p>
      <text:p text:style-name="P10"/>
      <text:p text:style-name="P11"><text:span text:style-name="T1">&lt;ol&gt;&lt;li&gt;&lt;/li&gt;&lt;/ol&gt;</text:span>ordered list</text:p>
      <text:p text:style-name="P11"><text:span text:style-name="T1">&lt;ul&gt;&lt;/ul&gt;</text:span> unordered list</text:p>
      <text:p text:style-name="P11"><text:span text:style-name="T1">&lt;a href=”url.com”&gt;</text:span>Text<text:span text:style-name="T1">&lt;/a&gt;</text:span> hyperlink</text:p>
      <text:p text:style-name="P11"><text:span text:style-name="T3">+ target=”_blank” </text:span>opens the link in a new tab</text:p>
      <text:h text:style-name="P6" text:outline-level="4"><text:span text:style-name="T2">&amp;</text:span><text:span text:style-name="T1">copy; </text:span><text:s/>copyright symbol https://css-tricks.com/snippets/html/glyphs/</text:h>
      <text:p text:style-name="P12"><text:span text:style-name="T1">&lt;header&gt;</text:span> and <text:span text:style-name="T1">&lt;article&gt; </text:span>to section off parts of the blog</text:p>
      <text:p text:style-name="P13"><text:span text:style-name="T1">&lt;div&gt; </text:span>container without a meaning</text:p>
      <text:p text:style-name="P14"><text:span text:style-name="T1">&lt;aside&gt;</text:span> secondary information</text:p>
      <text:p text:style-name="P14"/>
      <text:p text:style-name="P7"><text:line-break/><text:span text:style-name="T2">CSS cascading stylesheets</text:span></text:p>
      <text:p text:style-name="P15">h1 (selector){</text:p>
      <text:p text:style-name="P15">color: blue;</text:p>
      <text:p text:style-name="P15">text-align: center;<text:tab/><text:tab/>(declaration)</text:p>
      <text:p text:style-name="P15">}</text:p>
      <text:p text:style-name="P15">altogether is called css rule</text:p>
      <text:p text:style-name="P7"><text:span text:style-name="T2"/></text:p>
      <text:p text:style-name="P8"><text:span text:style-name="T7">i</text:span><text:span text:style-name="T6">nline css <text:s/></text:span><text:span text:style-name="T8">inside html</text:span></text:p>
      <text:p text:style-name="P16"><text:span text:style-name="T4">internal css </text:span><text:span text:style-name="T9">by declaring the style in header </text:span><text:span text:style-name="T10">with &lt;style&gt; tag</text:span></text:p>
      <text:p text:style-name="P17"><text:span text:style-name="T5">external css</text:span><text:span text:style-name="T8"> outside with another css file</text:span></text:p>
      <text:p text:style-name="P17"><text:span text:style-name="T8"/></text:p>
      <text:p text:style-name="P18"><text:span text:style-name="T8">line-height: 1.5; space between lines</text:span></text:p>
      <text:p text:style-name="P18"><text:span text:style-name="T13">text-shadow</text:span><text:span text:style-name="T15">:</text:span><text:span text:style-name="T14"> 2px 2px #ff0000</text:span><text:span text:style-name="T15">;</text:span></text:p>
      <text:p text:style-name="P18"><text:span text:style-name="T15"/></text:p>
      <text:p text:style-name="P20"><text:span text:style-name="T16">RGB notation:</text:span></text:p>
      <text:p text:style-name="P21"><text:span text:style-name="T16"/></text:p>
      <text:p text:style-name="P19"><text:span text:style-name="T15">RGB with transparency (alpha)</text:span></text:p>
      <text:p text:style-name="P19"><text:span text:style-name="T15">rgba (0,266,266,0.3)</text:span></text:p>
      <text:p text:style-name="P19"><text:span text:style-name="T15"/></text:p>
      <text:p text:style-name="P20"><text:span text:style-name="T16">HEXADECIMAL NOTATION:</text:span></text:p>
      <text:p text:style-name="P20"><text:span text:style-name="T15">#00ffff</text:span></text:p>
      <text:p text:style-name="P22"><text:span text:style-name="T15"/></text:p>
      <text:p text:style-name="P23"><text:span text:style-name="T17">/*styling links*/</text:span></text:p>
      <text:p text:style-name="P24">a:link{</text:p>
      <text:p text:style-name="P24">color:rgb(36, 185, 153);</text:p>
      <text:p text:style-name="P24">text-decoration: none;</text:p>
      <text:p text:style-name="P24">}</text:p>
      <text:p text:style-name="P25"/>
      <text:p text:style-name="P24">a:visited{</text:p>
      <text:p text:style-name="P24">color:rgb(35, 168, 168);</text:p>
      <text:p text:style-name="P24">font-weight: bold;</text:p>
      <text:p text:style-name="P24"><text:soft-page-break/>}</text:p>
      <text:p text:style-name="P25"/>
      <text:p text:style-name="P24">a:hover{</text:p>
      <text:p text:style-name="P24">color:rgb(35, 168, 168);</text:p>
      <text:p text:style-name="P24">font-weight: bold;</text:p>
      <text:p text:style-name="P24">text-decoration: underline dotted orange ;</text:p>
      <text:p text:style-name="P24">}</text:p>
      <text:p text:style-name="P25"/>
      <text:p text:style-name="P24">a:active{</text:p>
      <text:p text:style-name="P24">background-color: rgb(24, 79, 182);</text:p>
      <text:p text:style-name="P24">font-style: italic;</text:p>
      <text:p text:style-name="P24">}</text:p>
      <text:p text:style-name="P26"><text:span text:style-name="T18"/></text:p>
      <text:p text:style-name="P9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'courier new', monospace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1T19:01:11.349535612</meta:creation-date>
    <dc:date>2022-07-31T21:52:44.864777279</dc:date>
    <meta:editing-duration>PT1H57M39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2" meta:paragraph-count="49" meta:word-count="170" meta:character-count="1269" meta:non-whitespace-character-count="1137"/>
  </office:meta>
</office:document-meta>
</file>